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B7100001BAC0BF32AA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7" style:family="paragraph" style:parent-style-name="Standard">
      <style:paragraph-properties fo:text-align="justify" style:justify-single-word="false">
        <style:tab-stops>
          <style:tab-stop style:position="5.503cm"/>
        </style:tab-stops>
      </style:paragraph-properties>
      <style:text-properties style:font-name="Times New Roman" fo:font-size="12pt" fo:font-weight="bold" style:font-size-asian="12pt" style:font-weight-asian="bold" style:font-size-complex="12pt"/>
    </style:style>
    <style:style style:name="P8" style:family="paragraph" style:parent-style-name="Standard">
      <style:paragraph-properties style:text-autospace="none"/>
      <style:text-properties style:font-name="Times New Roman"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10"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size-complex="12pt"/>
    </style:style>
    <style:style style:name="P11"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fo:color="#000000" style:font-name="Times New Roman" fo:font-size="12pt" fo:font-weight="bold" style:font-size-asian="12pt" style:font-weight-asian="bold" style:font-size-complex="12pt" style:font-weight-complex="bold"/>
    </style:style>
    <style:style style:name="P13" style:family="paragraph" style:parent-style-name="Standard">
      <style:paragraph-properties style:text-autospace="none"/>
      <style:text-properties fo:color="#000000" style:font-name="Times New Roman" fo:font-size="12pt" style:font-size-asian="12pt" style:font-size-complex="12pt"/>
    </style:style>
    <style:style style:name="P14" style:family="paragraph" style:parent-style-name="Standard">
      <style:paragraph-properties fo:text-align="justify" style:justify-single-word="false" style:text-autospace="none"/>
      <style:text-properties fo:color="#000000" style:font-name="Times New Roman" fo:font-size="12pt" style:font-size-asian="12pt" style:font-size-complex="12pt"/>
    </style:style>
    <style:style style:name="P15" style:family="paragraph" style:parent-style-name="Standard">
      <style:paragraph-properties style:text-autospace="none"/>
    </style:style>
    <style:style style:name="P16" style:family="paragraph" style:parent-style-name="Standard">
      <style:paragraph-properties fo:margin-left="2.54cm" fo:margin-right="-0.016cm" fo:text-align="justify" style:justify-single-word="false" fo:text-indent="-2.54cm" style:auto-text-indent="false">
        <style:tab-stops/>
      </style:paragraph-properties>
    </style:style>
    <style:style style:name="P17" style:family="paragraph" style:parent-style-name="Standard">
      <style:paragraph-properties fo:margin-left="2.54cm" fo:margin-right="-0.016cm" fo:text-align="justify" style:justify-single-word="false" fo:text-indent="-2.54cm" style:auto-text-indent="false">
        <style:tab-stops/>
      </style:paragraph-properties>
      <style:text-properties style:font-name="Times New Roman" fo:font-size="12pt" style:font-size-asian="12pt" style:font-size-complex="12pt" style:font-weight-complex="bold"/>
    </style:style>
    <style:style style:name="P18" style:family="paragraph" style:parent-style-name="Standard">
      <style:paragraph-properties fo:margin-left="2.54cm" fo:margin-right="-0.016cm" fo:text-align="justify" style:justify-single-word="false" fo:text-indent="0cm" style:auto-text-indent="false">
        <style:tab-stops/>
      </style:paragraph-properties>
    </style:style>
    <style:style style:name="P19" style:family="paragraph" style:parent-style-name="Plokktekst">
      <style:paragraph-properties fo:margin-left="8.311cm" fo:margin-right="0cm" fo:text-align="justify" style:justify-single-word="false" fo:text-indent="-4.501cm" style:auto-text-indent="false">
        <style:tab-stops/>
      </style:paragraph-properties>
      <style:text-properties style:font-name="Times New Roman" style:font-name-complex="Times New Roman" style:font-size-complex="12pt" style:font-weight-complex="bold"/>
    </style:style>
    <style:style style:name="P20" style:family="paragraph" style:parent-style-name="Text_20_body">
      <style:paragraph-properties loext:contextual-spacing="false" fo:margin-left="2.54cm" fo:margin-right="0cm" fo:margin-top="0cm" fo:margin-bottom="0cm" fo:text-align="justify" style:justify-single-word="false" fo:text-indent="-2.54cm" style:auto-text-indent="false">
        <style:tab-stops/>
      </style:paragraph-properties>
    </style:style>
    <style:style style:name="P21" style:family="paragraph" style:parent-style-name="Text_20_body">
      <style:paragraph-properties fo:margin-left="2.54cm" fo:margin-right="0cm" fo:text-align="justify" style:justify-single-word="false" fo:text-indent="-2.54cm" style:auto-text-indent="false"/>
    </style:style>
    <style:style style:name="P22" style:family="paragraph" style:parent-style-name="Text_20_body">
      <style:paragraph-properties fo:margin-left="2.54cm" fo:margin-right="0cm" fo:text-align="justify" style:justify-single-word="false" fo:text-indent="-2.54cm" style:auto-text-indent="false"/>
      <style:text-properties style:font-name="Times New Roman1" fo:font-size="12pt" fo:language="en" fo:country="GB"/>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style:font-name="Times New Roman1" fo:font-size="12pt" fo:language="en" fo:country="US"/>
    </style:style>
    <style:style style:name="P25" style:family="paragraph" style:parent-style-name="Text_20_body">
      <style:paragraph-properties fo:margin-top="0cm" fo:margin-bottom="0.011cm" fo:text-align="justify" style:justify-single-word="false"/>
      <style:text-properties style:font-name="Times New Roman1" fo:font-size="12pt" fo:language="en" fo:country="US"/>
    </style:style>
    <style:style style:name="P26" style:family="paragraph" style:parent-style-name="Text_20_body">
      <style:paragraph-properties fo:margin-top="0cm" fo:margin-bottom="0.011cm" fo:text-align="justify" style:justify-single-word="false"/>
    </style:style>
    <style:style style:name="P27" style:family="paragraph" style:parent-style-name="Standard" style:master-page-name="MP0">
      <style:paragraph-properties fo:text-align="justify" style:justify-single-word="false" style:page-number="auto" fo:break-before="page"/>
      <style:text-properties style:font-name="Times New Roman" fo:font-size="8pt" style:font-size-asian="8pt" style:font-size-complex="8pt" style:font-style-complex="italic"/>
    </style:style>
    <style:style style:name="P28" style:family="paragraph" style:parent-style-name="Standard" style:list-style-name="WW8Num4">
      <style:paragraph-properties style:text-autospace="none"/>
    </style:style>
    <style:style style:name="P29" style:family="paragraph" style:parent-style-name="Standard" style:list-style-name="WW8Num4">
      <style:paragraph-properties fo:text-align="justify" style:justify-single-word="false" style:text-autospace="none"/>
    </style:style>
    <style:style style:name="P30" style:family="paragraph" style:parent-style-name="Standard" style:list-style-name="WW8Num4">
      <style:paragraph-properties fo:text-align="justify" style:justify-single-word="false" style:text-autospace="none"/>
      <style:text-properties fo:color="#000000" style:font-name="Times New Roman" fo:font-size="12pt" fo:language="et" fo:country="EE" style:font-size-asian="12pt" style:font-size-complex="12pt"/>
    </style:style>
    <style:style style:name="P31" style:family="paragraph" style:parent-style-name="Standard" style:list-style-name="WW8Num4">
      <style:paragraph-properties style:text-autospace="none"/>
      <style:text-properties fo:color="#000000" style:font-name="Times New Roman" fo:font-size="12pt" style:font-size-asian="12pt" style:font-size-complex="12pt"/>
    </style:style>
    <style:style style:name="P32" style:family="paragraph" style:parent-style-name="Standard" style:list-style-name="WW8Num5">
      <style:paragraph-properties style:text-autospace="none"/>
      <style:text-properties fo:color="#000000" style:font-name="Times New Roman" fo:font-size="12pt" style:font-size-asian="12pt" style:font-size-complex="12pt"/>
    </style:style>
    <style:style style:name="P33" style:family="paragraph" style:parent-style-name="Standard" style:list-style-name="WW8Num9">
      <style:paragraph-properties fo:text-align="justify" style:justify-single-word="false"/>
      <style:text-properties fo:color="#000000" style:font-name="Times New Roman" fo:font-size="12pt" fo:language="en" fo:country="US" style:font-size-asian="12pt" style:font-size-complex="12pt"/>
    </style:style>
    <style:style style:name="P34" style:family="paragraph" style:parent-style-name="Standard" style:list-style-name="WW8Num9">
      <style:paragraph-properties fo:text-align="justify" style:justify-single-word="false" style:text-autospace="none"/>
      <style:text-properties fo:color="#000000" style:font-name="Times New Roman" fo:font-size="12pt" fo:language="en" fo:country="US" style:font-size-asian="12pt" style:font-size-complex="12pt"/>
    </style:style>
    <style:style style:name="P35" style:family="paragraph" style:parent-style-name="Standard" style:list-style-name="WW8Num6">
      <style:paragraph-properties fo:text-align="justify" style:justify-single-word="false"/>
      <style:text-properties style:font-name="Times New Roman" fo:font-size="12pt" style:font-size-asian="12pt" style:font-size-complex="12pt"/>
    </style:style>
    <style:style style:name="P36" style:family="paragraph" style:parent-style-name="Standard" style:list-style-name="WW8Num7">
      <style:paragraph-properties fo:text-align="justify" style:justify-single-word="false"/>
      <style:text-properties style:font-name="Times New Roman" fo:font-size="12pt" style:font-size-asian="12pt" style:font-size-complex="12pt"/>
    </style:style>
    <style:style style:name="P37" style:family="paragraph" style:parent-style-name="Standard" style:list-style-name="WW8Num8">
      <style:paragraph-properties fo:text-align="justify" style:justify-single-word="false"/>
      <style:text-properties style:font-name="Times New Roman" fo:font-size="12pt" style:font-size-asian="12pt" style:font-size-complex="12pt"/>
    </style:style>
    <style:style style:name="P38" style:family="paragraph" style:parent-style-name="Standard" style:list-style-name="WW8Num10">
      <style:paragraph-properties fo:text-align="justify" style:justify-single-word="false"/>
      <style:text-properties style:font-name="Times New Roman" fo:font-size="12pt" style:font-size-asian="12pt" style:font-size-complex="12pt"/>
    </style:style>
    <style:style style:name="P39" style:family="paragraph" style:parent-style-name="Standard" style:list-style-name="WW8Num11">
      <style:paragraph-properties fo:text-align="justify" style:justify-single-word="false"/>
      <style:text-properties style:font-name="Times New Roman" fo:font-size="12pt" style:font-size-asian="12pt" style:font-size-complex="12pt"/>
    </style:style>
    <style:style style:name="P40" style:family="paragraph" style:parent-style-name="Standard" style:list-style-name="WW8Num2">
      <style:paragraph-properties fo:text-align="justify" style:justify-single-word="false"/>
      <style:text-properties style:font-name="Times New Roman" fo:font-size="12pt" style:font-size-asian="12pt" style:font-size-complex="12pt" style:font-style-complex="italic"/>
    </style:style>
    <style:style style:name="P41" style:family="paragraph" style:parent-style-name="Heading_20_4">
      <style:paragraph-properties fo:margin-left="1.27cm" fo:margin-right="0cm" fo:text-align="justify" style:justify-single-word="false" fo:text-indent="1.27cm" style:auto-text-indent="false">
        <style:tab-stops>
          <style:tab-stop style:position="3.81cm"/>
        </style:tab-stops>
      </style:paragraph-properties>
    </style:style>
    <style:style style:name="P42" style:family="paragraph" style:parent-style-name="ecxmsonormal" style:list-style-name="WW8Num2"/>
    <style:style style:name="P43" style:family="paragraph" style:parent-style-name="Loendi_20_lõik" style:list-style-name="WW8Num3">
      <style:paragraph-properties fo:orphans="2" fo:widows="2" fo:hyphenation-ladder-count="no-limit"/>
      <style:text-properties fo:hyphenate="true" fo:hyphenation-remain-char-count="0" fo:hyphenation-push-char-count="0"/>
    </style:style>
    <style:style style:name="P44" style:family="paragraph" style:parent-style-name="Text_20_body">
      <style:paragraph-properties fo:margin-top="0cm" fo:margin-bottom="0.011cm" fo:text-align="justify" style:justify-single-word="false"/>
      <style:text-properties style:font-name="Times New Roman1" fo:font-size="12pt" fo:language="en" fo:country="US"/>
    </style:style>
    <style:style style:name="T1" style:family="text">
      <style:text-properties fo:font-size="12pt" fo:language="et" fo:country="EE" fo:font-weight="bold" style:font-size-asian="12pt" style:language-asian="et" style:country-asian="EE" style:font-weight-asian="bold"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weight-complex="bold"/>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ize="12pt" fo:language="en" fo:country="US" style:font-size-asian="12pt" style:language-asian="en" style:country-asian="GB" style:font-size-complex="12pt"/>
    </style:style>
    <style:style style:name="T11" style:family="text">
      <style:text-properties style:font-name="Times New Roman" fo:font-size="12pt" fo:language="en" fo:country="US" fo:font-weight="normal" style:font-size-asian="12pt" style:font-weight-asian="normal" style:font-size-complex="12pt" style:font-weight-complex="normal"/>
    </style:style>
    <style:style style:name="T12" style:family="text">
      <style:text-properties style:font-name="Times New Roman" fo:font-size="12pt" fo:language="ru" fo:country="RU" style:font-size-asian="12pt" style:language-asian="en" style:country-asian="GB" style:font-size-complex="12pt"/>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weight="normal" style:font-weight-asian="normal" style:font-name-complex="Times New Roman" style:font-size-complex="12pt"/>
    </style:style>
    <style:style style:name="T15" style:family="text">
      <style:text-properties style:font-name="Times New Roman" fo:font-weight="normal" style:font-weight-asian="normal" style:font-name-complex="Times New Roman" style:font-size-complex="12pt" style:font-weight-complex="bold"/>
    </style:style>
    <style:style style:name="T16" style:family="text">
      <style:text-properties style:font-name="Times New Roman" fo:font-size="11pt" fo:language="de" fo:country="DE" style:font-size-asian="11pt" style:font-name-complex="Times New Roman" style:font-size-complex="11pt"/>
    </style:style>
    <style:style style:name="T17" style:family="text">
      <style:text-properties fo:color="#000000" style:font-name="Times New Roman" fo:font-size="12pt" style:font-size-asian="12pt" style:font-size-complex="12pt"/>
    </style:style>
    <style:style style:name="T18" style:family="text">
      <style:text-properties fo:color="#000000" style:font-name="Times New Roman" fo:font-size="12pt" fo:language="et" fo:country="EE" style:font-size-asian="12pt" style:font-size-complex="12pt"/>
    </style:style>
    <style:style style:name="T19" style:family="text">
      <style:text-properties fo:color="#000000" style:font-name="Times New Roman" fo:font-size="12pt" fo:font-weight="bold" style:font-size-asian="12pt" style:font-weight-asian="bold" style:font-size-complex="12pt" style:font-weight-complex="bold"/>
    </style:style>
    <style:style style:name="T20" style:family="text">
      <style:text-properties style:font-name="Times New Roman1" fo:font-size="12pt"/>
    </style:style>
    <style:style style:name="T21" style:family="text">
      <style:text-properties style:font-name="Times New Roman1" fo:font-size="12pt" fo:language="et" fo:country="EE" fo:font-weight="normal" style:font-size-asian="12pt" style:font-weight-asian="normal" style:font-name-complex="Times New Roman" style:font-size-complex="12pt" style:font-weight-complex="normal"/>
    </style:style>
    <style:style style:name="T22" style:family="text">
      <style:text-properties style:font-name="Times New Roman1" fo:font-size="12pt" fo:language="en" fo:country="US"/>
    </style:style>
    <style:style style:name="T23" style:family="text">
      <style:text-properties style:font-name="Times New Roman1" fo:font-size="12pt" fo:language="en" fo:country="US" fo:font-weight="bold" style:font-size-asian="12pt" style:font-name-complex="Times New Roman" style:font-size-complex="12pt"/>
    </style:style>
    <style:style style:name="T24" style:family="text">
      <style:text-properties style:font-name="Times New Roman1" fo:font-size="12pt" fo:language="en" fo:country="US" fo:font-weight="normal" style:font-size-asian="12pt" style:font-weight-asian="normal" style:font-size-complex="12pt" style:font-weight-complex="normal"/>
    </style:style>
    <style:style style:name="T25" style:family="text">
      <style:text-properties style:font-name="Times New Roman1" fo:font-size="12pt" fo:language="en" fo:country="US" style:font-size-asian="12pt" style:font-name-complex="Times New Roman" style:font-size-complex="12pt"/>
    </style:style>
    <style:style style:name="T26" style:family="text">
      <style:text-properties style:font-name="Times New Roman1" fo:font-size="12pt" fo:language="en" fo:country="GB" fo:font-weight="bold" style:font-size-asian="12pt" style:font-name-complex="Times New Roman"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CURRICULUM VITAE</text:p>
      <text:p text:style-name="P1"/>
      <text:p text:style-name="Standard"><draw:frame draw:style-name="fr1" draw:name="graphics1" text:anchor-type="paragraph" svg:x="10.16cm" svg:y="0.418cm" svg:width="5.018cm" style:rel-width="scale" svg:height="5.059cm" style:rel-height="scale" draw:z-index="0"><draw:image xlink:href="Pictures/2000000700001B7100001BAC0BF32AA6.wmf" xlink:type="simple" xlink:show="embed" xlink:actuate="onLoad"/></draw:frame><text:span text:style-name="Lõigu_20_vaikefont"><text:span text:style-name="T1"/></text:span></text:p>
      <text:p text:style-name="Standard"><text:span text:style-name="Lõigu_20_vaikefont"><text:span text:style-name="T2">Name:</text:span></text:span><text:span text:style-name="Lõigu_20_vaikefont"><text:span text:style-name="T4"><text:tab/><text:tab/><text:tab/>Urmas Repinski</text:span></text:span></text:p>
      <text:p text:style-name="P3"><text:span text:style-name="Lõigu_20_vaikefont"><text:span text:style-name="T2">Date of Birth:<text:tab/></text:span></text:span><text:span text:style-name="Lõigu_20_vaikefont"><text:span text:style-name="T4">12. March 1981</text:span></text:span></text:p>
      <text:p text:style-name="P4"/>
      <text:p text:style-name="P6"/>
      <text:p text:style-name="P3"><text:span text:style-name="Lõigu_20_vaikefont"><text:span text:style-name="T2">Nationality:<text:tab/><text:tab/></text:span></text:span><text:span text:style-name="Lõigu_20_vaikefont"><text:span text:style-name="T4">Russian</text:span></text:span></text:p>
      <text:p text:style-name="P3"><text:span text:style-name="Lõigu_20_vaikefont"><text:span text:style-name="T6">Citizenship</text:span></text:span><text:span text:style-name="Lõigu_20_vaikefont"><text:span text:style-name="T2">:<text:tab/><text:tab/></text:span></text:span><text:span text:style-name="Lõigu_20_vaikefont"><text:span text:style-name="T7">Estonia/EU</text:span></text:span></text:p>
      <text:p text:style-name="P3"><text:span text:style-name="Lõigu_20_vaikefont"><text:span text:style-name="T6">Preferable working location</text:span></text:span><text:span text:style-name="Lõigu_20_vaikefont"><text:span text:style-name="T2">: </text:span></text:span><text:span text:style-name="Lõigu_20_vaikefont"><text:span text:style-name="T13">Saint Petersburg</text:span></text:span><text:span text:style-name="Lõigu_20_vaikefont"><text:span text:style-name="T7">, Russia</text:span></text:span></text:p>
      <text:p text:style-name="P9"/>
      <text:p text:style-name="P6">Contact Information:</text:p>
      <text:p text:style-name="P6"><text:tab/></text:p>
      <text:p text:style-name="P3"><text:span text:style-name="Lõigu_20_vaikefont"><text:span text:style-name="T2">Phone:<text:tab/><text:tab/></text:span></text:span><text:span text:style-name="Lõigu_20_vaikefont"><text:span text:style-name="T21">+372 57 825645</text:span></text:span></text:p>
      <text:p text:style-name="P3"><text:span text:style-name="Lõigu_20_vaikefont"><text:span text:style-name="T3">E-mail:</text:span></text:span><text:span text:style-name="Lõigu_20_vaikefont"><text:span text:style-name="T4"><text:tab/><text:tab/>urrimus@hotmail.com</text:span></text:span></text:p>
      <text:p text:style-name="P3"><text:span text:style-name="Lõigu_20_vaikefont"><text:span text:style-name="T3">Skype:<text:tab/></text:span></text:span><text:span text:style-name="Lõigu_20_vaikefont"><text:span text:style-name="T4"> <text:s text:c="2"/></text:span></text:span><text:span text:style-name="Lõigu_20_vaikefont"><text:span text:style-name="T7"><text:tab/><text:tab/></text:span></text:span><text:span text:style-name="Lõigu_20_vaikefont"><text:span text:style-name="T4">urimus</text:span></text:span></text:p>
      <text:p text:style-name="P23"><text:span text:style-name="Lõigu_20_vaikefont"><text:span text:style-name="T3">Homepage:</text:span></text:span><text:span text:style-name="Lõigu_20_vaikefont"><text:span text:style-name="T4"> <text:s text:c="4"/><text:tab/></text:span></text:span><text:span text:style-name="Lõigu_20_vaikefont"><text:span text:style-name="T16">https://urimus.github.io/about_me_eng.html</text:span></text:span></text:p>
      <text:p text:style-name="P3"><text:span text:style-name="Lõigu_20_vaikefont"><text:span text:style-name="T6">Availability</text:span></text:span><text:span text:style-name="Lõigu_20_vaikefont"><text:span text:style-name="T2">:<text:tab/></text:span></text:span><text:span text:style-name="Lõigu_20_vaikefont"><text:span text:style-name="T24">Требуется Оформление Рабочей Визы в Россию из Эстонии</text:span></text:span><text:span text:style-name="Lõigu_20_vaikefont"><text:span text:style-name="T11"> </text:span></text:span></text:p>
      <text:p text:style-name="P6"/>
      <text:p text:style-name="P16"><text:span text:style-name="Lõigu_20_vaikefont"><text:span text:style-name="T2">Education:</text:span></text:span><text:span text:style-name="Lõigu_20_vaikefont"><text:span text:style-name="T5"> <text:tab/>200</text:span></text:span><text:span text:style-name="Lõigu_20_vaikefont"><text:span text:style-name="T8">9</text:span></text:span><text:span text:style-name="Lõigu_20_vaikefont"><text:span text:style-name="T5">-201</text:span></text:span><text:span text:style-name="Lõigu_20_vaikefont"><text:span text:style-name="T8">4 (not finished)</text:span></text:span><text:span text:style-name="Lõigu_20_vaikefont"><text:span text:style-name="T5"> <text:s/><text:tab/>PhD Computer Science, Tallinn University of Technology, Tallinn, </text:span></text:span><text:span text:style-name="Lõigu_20_vaikefont"><text:span text:style-name="T4">Estonia.</text:span></text:span></text:p>
      <text:p text:style-name="P17"/>
      <text:p text:style-name="P18"><text:span text:style-name="Lõigu_20_vaikefont"><text:span text:style-name="T5">2004 - 2006<text:tab/></text:span></text:span><text:span text:style-name="Lõigu_20_vaikefont"><text:span text:style-name="T4">MSc Computer Science, Tallinn University of Technology, Tallinn, Estonia</text:span></text:span></text:p>
      <text:p text:style-name="P19"/>
      <text:p text:style-name="P41"><text:span text:style-name="Lõigu_20_vaikefont"><text:span text:style-name="T14">1999 - 2004</text:span></text:span><text:span text:style-name="Lõigu_20_vaikefont"><text:span text:style-name="T15"><text:tab/>BSc Computer Science, University of Tartu, Tartu, Estonia</text:span></text:span></text:p>
      <text:p text:style-name="P5"/>
      <text:p text:style-name="P20"><text:span text:style-name="Lõigu_20_vaikefont"><text:span text:style-name="T26">About</text:span></text:span><text:span text:style-name="Lõigu_20_vaikefont"><text:span text:style-name="T9"> </text:span></text:span><text:span text:style-name="Lõigu_20_vaikefont"><text:span text:style-name="T26">me</text:span></text:span><text:span text:style-name="Lõigu_20_vaikefont"><text:span text:style-name="T23">:<text:tab/></text:span></text:span><text:span text:style-name="Lõigu_20_vaikefont"><text:span text:style-name="T25">Hello,</text:span></text:span></text:p>
      <text:p text:style-name="P24">I have a homepage on GitHub, fully functional: https://urimus.github.io/about_me_eng.html</text:p>
      <text:p text:style-name="P24">In general page’s code consists of Html+JavaScript, a little of PHP (on GitHub not functioning). For each HTML page’s work script is used: https://urimus.github.io/scripts/pageResize.js</text:p>
      <text:p text:style-name="P24">For showing of the PopUp menu script is used: https://urimus.github.io/scripts/showMenu.js</text:p>
      <text:p text:style-name="P24">Sections, that can interest you:</text:p>
      <text:p text:style-name="P24">1. Site Map - https://urimus.github.io/index_eng.html?type=aboutme&amp;sortby=name . JavaScript Code, supports this section’s work - https://urimus.github.io/scripts/showContents.js</text:p>
      <text:p text:style-name="P24">2. News - Lenta.ru and BBC RSS Feed - https://urimus.github.io/news_rus.html?type=world . Corresponding Code - https://urimus.github.io/scripts/showFeed.js . For Feed reading library feednami is used (https://toolkit.sekando.com/docs/en/feednami) that works on JavaScript.</text:p>
      <text:p text:style-name="P25"><text:soft-page-break/>3. Most volumetric section - HTML editor, that allows to modify this page’s contents online directly from this site. For editor’s work (https://urimus.github.io/html_editor_eng.html?pattern=*.html&amp;i=0) PHP support is required and, also, password, on GitHub this is not functioning, but corresponding JavaScript for work on server, that supports PHP, following:</text:p>
      <text:p text:style-name="P26"><text:span text:style-name="T22">a</text:span><text:span text:style-name="T20">. </text:span><text:span text:style-name="T22">https</text:span><text:span text:style-name="T20">://</text:span><text:span text:style-name="T22">urimus</text:span><text:span text:style-name="T20">.</text:span><text:span text:style-name="T22">github</text:span><text:span text:style-name="T20">.</text:span><text:span text:style-name="T22">io</text:span><text:span text:style-name="T20">/</text:span><text:span text:style-name="T22">scripts</text:span><text:span text:style-name="T20">/</text:span><text:span text:style-name="T22">processSearchAndReplace</text:span><text:span text:style-name="T20">.</text:span><text:span text:style-name="T22">js</text:span></text:p>
      <text:p text:style-name="P23"><text:span text:style-name="T22">b</text:span><text:span text:style-name="T20">. </text:span><text:span text:style-name="T22">https</text:span><text:span text:style-name="T20">://</text:span><text:span text:style-name="T22">urimus</text:span><text:span text:style-name="T20">.</text:span><text:span text:style-name="T22">github</text:span><text:span text:style-name="T20">.</text:span><text:span text:style-name="T22">io</text:span><text:span text:style-name="T20">/</text:span><text:span text:style-name="T22">scripts</text:span><text:span text:style-name="T20">/</text:span><text:span text:style-name="T22">functionsAndConstants</text:span><text:span text:style-name="T20">.</text:span><text:span text:style-name="T22">js</text:span></text:p>
      <text:p text:style-name="P25">Also know good C++, JavaScript, PHP, HTML, Css, MySQL, study Python.</text:p>
      <text:p text:style-name="P22">For any personal information about me please refer to my homepage.</text:p>
      <text:p text:style-name="P21"><text:span text:style-name="Lõigu_20_vaikefont"><text:span text:style-name="T9"/></text:span></text:p>
      <text:p text:style-name="P6">Employment Summary:</text:p>
      <text:p text:style-name="P6"/>
      <text:p text:style-name="P11">▪ Web Developer – Laravel – AskAlpha, Bangkok, Thailand, July 2015 - August 2015.</text:p>
      <text:p text:style-name="P13"/>
      <text:p text:style-name="P15"><text:span text:style-name="Lõigu_20_vaikefont"><text:span text:style-name="T17">Worked as Web Developer at AskAlpha, Bangkok, Thailand. My tasks were:</text:span></text:span></text:p>
      <text:list xml:id="list4845694889105280002" text:style-name="WW8Num4">
        <text:list-item>
          <text:p text:style-name="P28"><text:span text:style-name="Lõigu_20_vaikefont"><text:span text:style-name="T17">Planning, Development, Code Writing </text:span></text:span><text:span text:style-name="Lõigu_20_vaikefont"><text:span text:style-name="T18">and Documentation writing</text:span></text:span><text:span text:style-name="Lõigu_20_vaikefont"><text:span text:style-name="T17"> for the </text:span></text:span><text:span text:style-name="Lõigu_20_vaikefont"><text:span text:style-name="T18">Car Rent/Insurance web site.</text:span></text:span></text:p>
        </text:list-item>
        <text:list-item>
          <text:p text:style-name="P29"><text:span text:style-name="Lõigu_20_vaikefont"><text:span text:style-name="T18">Techniques used – Jquery, Laravel, Bootstrap</text:span></text:span><text:span text:style-name="Lõigu_20_vaikefont"><text:span text:style-name="T17">.</text:span></text:span></text:p>
        </text:list-item>
        <text:list-item>
          <text:p text:style-name="P30">Unfortunately worked in this company 1 month only.</text:p>
        </text:list-item>
      </text:list>
      <text:p text:style-name="P6"/>
      <text:p text:style-name="P6"/>
      <text:p text:style-name="P11">▪ General Worker – Kitchen Porter at Evolve Recruitment, London, November 2014 - January 2015.</text:p>
      <text:p text:style-name="P13"/>
      <text:p text:style-name="P13">Worked as Kitchen Porter at Evolve Recruitment, London, UK. My tasks were:</text:p>
      <text:list xml:id="list33647938" text:continue-numbering="true" text:style-name="WW8Num4">
        <text:list-item>
          <text:p text:style-name="P31">Dish washing, cleaning and helping in the kitchen.</text:p>
        </text:list-item>
        <text:list-item>
          <text:p text:style-name="P31">Part-time work.</text:p>
        </text:list-item>
      </text:list>
      <text:p text:style-name="P13"/>
      <text:p text:style-name="P13"/>
      <text:p text:style-name="P12">▪ General Worker - Packer at Morrisons Warehouse, May 2014 - October 2014.</text:p>
      <text:p text:style-name="P13"/>
      <text:p text:style-name="P13">Worked as General Worker at Morrisons Warehouse, Bellshill, Schottland, UK. My tasks were:</text:p>
      <text:list xml:id="list5213911890983135202" text:style-name="WW8Num5">
        <text:list-item>
          <text:p text:style-name="P32">The work was 8 hours per day, 5-6 days per week.</text:p>
        </text:list-item>
        <text:list-item>
          <text:p text:style-name="P32">After moved to London.</text:p>
        </text:list-item>
      </text:list>
      <text:p text:style-name="P8"/>
      <text:p text:style-name="P6"/>
      <text:p text:style-name="P3"><text:span text:style-name="Lõigu_20_vaikefont"><text:span text:style-name="T19">▪ </text:span></text:span><text:span text:style-name="Lõigu_20_vaikefont"><text:span text:style-name="T2">PHP Developer – Satron RD (TOP-Tronic)</text:span></text:span></text:p>
      <text:p text:style-name="P7">May 2012 – July 2012<text:tab/></text:p>
      <text:p text:style-name="P6"/>
      <text:p text:style-name="P4">Worked as a PHP Developer in Satron RD, Estonia</text:p>
      <text:list xml:id="list4179249288367027676" text:style-name="WW8Num6">
        <text:list-item>
          <text:p text:style-name="P35">Responsible for Development of the Object-Oriented Structure for the PHP Software.</text:p>
        </text:list-item>
        <text:list-item>
          <text:p text:style-name="P35">The size of the code is above 5 thousands lines of code.</text:p>
        </text:list-item>
        <text:list-item>
          <text:p text:style-name="P35">Simple and reliable software for Editing Languages in Jura Coffee Machines.</text:p>
        </text:list-item>
      </text:list>
      <text:p text:style-name="P6"><text:soft-page-break/></text:p>
      <text:p text:style-name="P6"/>
      <text:p text:style-name="P3"><text:span text:style-name="Lõigu_20_vaikefont"><text:span text:style-name="T19">▪ </text:span></text:span><text:span text:style-name="Lõigu_20_vaikefont"><text:span text:style-name="T2">C++ Developer – Tallinn University of Technology</text:span></text:span></text:p>
      <text:p text:style-name="P7">January 2010 – March 2012<text:tab/></text:p>
      <text:p text:style-name="P6"/>
      <text:p text:style-name="P4">In 2010 started to work as developer for Tallinn University of Technology. Project’s web page is at the address fp7-diamond.eu. <text:s/>The project were based on C++ object oriented model, model-based error localisation and mutation-based error correction of C designs, and is complete.</text:p>
      <text:list xml:id="list7947929382925321800" text:style-name="WW8Num7">
        <text:list-item>
          <text:p text:style-name="P36">Responsible for Development of the Object-Oriented Structure for the DIAMOND project.</text:p>
        </text:list-item>
        <text:list-item>
          <text:p text:style-name="P36">Responsible for development of error localisation and correction back-ends of the developed tool. The error correction used the developed Object-Oriented Structure – the model.</text:p>
        </text:list-item>
        <text:list-item>
          <text:p text:style-name="P36">Tested written structure with different C designs.</text:p>
        </text:list-item>
        <text:list-item>
          <text:p text:style-name="P36">The size of the tool is above 20 thousands lines of code and required over 50 C++ files.</text:p>
        </text:list-item>
      </text:list>
      <text:p text:style-name="P10"/>
      <text:p text:style-name="P10"/>
      <text:p text:style-name="P3"><text:span text:style-name="Lõigu_20_vaikefont"><text:span text:style-name="T19">▪ </text:span></text:span><text:span text:style-name="Lõigu_20_vaikefont"><text:span text:style-name="T2">C++ Developer – Information Technology N</text:span></text:span></text:p>
      <text:p text:style-name="P6">February 2009 – December 2009</text:p>
      <text:p text:style-name="P6"/>
      <text:p text:style-name="P4">In 2009 worked as a c++ developer in Information Technology Ń, Italian Company. Work were interesting and challenging, my task were to develop 3D modelling software, software were written using C++ Object Oriented Structure. Software will be used for measuring of the details in CNC machines.</text:p>
      <text:list xml:id="list548118935510372476" text:style-name="WW8Num8">
        <text:list-item>
          <text:p text:style-name="P37">Responsible for Development of the Object-Oriented Structure for the 3D modelling project.</text:p>
        </text:list-item>
        <text:list-item>
          <text:p text:style-name="P37">Tested the 3D modelling software with different scenarios.</text:p>
        </text:list-item>
        <text:list-item>
          <text:p text:style-name="P37">Used 3D modelling tools like AutoCAD for Development.</text:p>
        </text:list-item>
        <text:list-item>
          <text:p text:style-name="P37">Size of the tool is above 5 thousands lines of code and required over 50 C++ files.</text:p>
        </text:list-item>
      </text:list>
      <text:p text:style-name="P6"/>
      <text:p text:style-name="P6"/>
      <text:p text:style-name="P3"><text:span text:style-name="Lõigu_20_vaikefont"><text:span text:style-name="T19">▪ </text:span></text:span><text:span text:style-name="Lõigu_20_vaikefont"><text:span text:style-name="T2">Line operative - Food Factories in UK</text:span></text:span></text:p>
      <text:p text:style-name="P6">January 2008 – March 2009</text:p>
      <text:p text:style-name="P14"/>
      <text:p text:style-name="P14">Worked as Line Operative at the Food Factories, Boston, UK. My tasks were:</text:p>
      <text:list xml:id="list5480202851797236779" text:style-name="WW8Num9">
        <text:list-item>
          <text:p text:style-name="P33">Work at the production line, line operative.</text:p>
        </text:list-item>
        <text:list-item>
          <text:p text:style-name="P33">40 Hours per week.</text:p>
        </text:list-item>
        <text:list-item>
          <text:p text:style-name="P34">After moved to Tallinn.</text:p>
        </text:list-item>
      </text:list>
      <text:p text:style-name="P8"/>
      <text:p text:style-name="P6"/>
      <text:p text:style-name="P3"><text:span text:style-name="Lõigu_20_vaikefont"><text:span text:style-name="T19">▪ </text:span></text:span><text:span text:style-name="Lõigu_20_vaikefont"><text:span text:style-name="T2">PHP Developer – Titanium Systems</text:span></text:span></text:p>
      <text:p text:style-name="P6">November 2006 – December 2007</text:p>
      <text:p text:style-name="P6"/>
      <text:p text:style-name="P4">In 2006 worked as a PHP developer in Titanium Systems, Estonian Company. Developed Internet Car Booking System, Administrative Back-End, system were build using <text:soft-page-break/>PHP/MySQL.</text:p>
      <text:list xml:id="list6009244285140192740" text:style-name="WW8Num10">
        <text:list-item>
          <text:p text:style-name="P38">Responsible for Development of Administrative Back-End of the Car Rental Internet Page.</text:p>
        </text:list-item>
        <text:list-item>
          <text:p text:style-name="P38">Used Standard Editors for HTML editing and testing.</text:p>
        </text:list-item>
        <text:list-item>
          <text:p text:style-name="P38">Implemented a lot of statistical calculation and visualisation using MySQL databases.</text:p>
        </text:list-item>
        <text:list-item>
          <text:p text:style-name="P38">Tested the developed product.</text:p>
        </text:list-item>
      </text:list>
      <text:p text:style-name="P4"/>
      <text:p text:style-name="P3"><text:span text:style-name="Lõigu_20_vaikefont"><text:span text:style-name="T19">▪ </text:span></text:span><text:span text:style-name="Lõigu_20_vaikefont"><text:span text:style-name="T2">Image Processing – Evotec Technologies</text:span></text:span></text:p>
      <text:p text:style-name="P6">December 2003 – May 2006</text:p>
      <text:p text:style-name="P6"/>
      <text:p text:style-name="P4">In 2003 worked as a developer of the image processing tools in Evotec Technologies, German Company. Work were interesting, my task was to develop image processing scripts using Acapella image processing language. Developed scripts were used for processing of cell's photos.</text:p>
      <text:list xml:id="list3404798026330221833" text:style-name="WW8Num11">
        <text:list-item>
          <text:p text:style-name="P39">Responsible for Development of the Image Processing Scripts.</text:p>
        </text:list-item>
        <text:list-item>
          <text:p text:style-name="P39">Used Standard Algorithms for Development.</text:p>
        </text:list-item>
        <text:list-item>
          <text:p text:style-name="P39">Implemented a lot of statistical calculation and visualisations using the Acapella Programming language.</text:p>
        </text:list-item>
        <text:list-item>
          <text:p text:style-name="P39">Tested the developed product.</text:p>
        </text:list-item>
      </text:list>
      <text:p text:style-name="P4"/>
      <text:p text:style-name="P4"/>
      <text:p text:style-name="P3"><text:span text:style-name="Lõigu_20_vaikefont"><text:span text:style-name="T2">Publications:</text:span></text:span><text:span text:style-name="Lõigu_20_vaikefont"><text:span text:style-name="T4"><text:tab/></text:span></text:span></text:p>
      <text:p text:style-name="P4"/>
      <text:list xml:id="list286834317547646875" text:style-name="WW8Num3">
        <text:list-item text:start-value="1">
          <text:p text:style-name="P43"><text:span text:style-name="Lõigu_20_vaikefont"><text:span text:style-name="T10">Repinski, Urmas (2012). Model-based Verification with Error Localization and Error Correction for C Designs. </text:span></text:span><text:span text:style-name="Lõigu_20_vaikefont"><text:span text:style-name="T12">Программные продукты и системы, No 100, pp. 221 - 229.</text:span></text:span></text:p>
        </text:list-item>
        <text:list-item>
          <text:p text:style-name="P43"><text:span text:style-name="Lõigu_20_vaikefont"><text:span text:style-name="T12">Репинский, Урмас (2012). Нахождение и исправление ошибок в С дизайнах. Программные продукты и системы, N 100, стр. 229 - 237.</text:span></text:span></text:p>
        </text:list-item>
        <text:list-item>
          <text:p text:style-name="P43"><text:span text:style-name="Lõigu_20_vaikefont"><text:span text:style-name="T10">Repinski, Urmas; Raik, Jaan (2013). Comparison of Model-Based Error Localization Algorithms for C Designs. </text:span></text:span><text:span text:style-name="Lõigu_20_vaikefont"><text:span text:style-name="T4">East-West Design &amp; Test Symposium</text:span></text:span><text:span text:style-name="Lõigu_20_vaikefont"><text:span text:style-name="T10">, (1 - 4). IEEE Computer Society Press.</text:span></text:span></text:p>
        </text:list-item>
        <text:list-item>
          <text:p text:style-name="P43"><text:span text:style-name="Lõigu_20_vaikefont"><text:span text:style-name="T10">Bloem, Roderick; Drechsler, Rolf; Fey, Goerschwin; Finder, Alexander; Hofferek, Georg; Koenighofer, Robert; Raik, Jaan; Repinski, Urmas; Suelflow, Andre (2012). FoREnSiC - An Automatic Debugging Environment for C Programs. Haifa Verification Conference (1 - 6). IBM Research Labs, Haifa,</text:span></text:span><text:span text:style-name="Lõigu_20_vaikefont"><text:span text:style-name="T12"> Israel: IBM</text:span></text:span></text:p>
        </text:list-item>
      </text:list>
      <text:p text:style-name="P10"/>
      <text:p text:style-name="P6"/>
      <text:p text:style-name="P6">Language Skills:</text:p>
      <text:p text:style-name="P4"/>
      <text:list xml:id="list2659806019921119938" text:style-name="WW8Num2">
        <text:list-item>
          <text:p text:style-name="P40">Russian - native</text:p>
        </text:list-item>
        <text:list-item>
          <text:p text:style-name="P42">English – speaking – very good, reading – very good, writing – very good</text:p>
        </text:list-item>
        <text:list-item>
          <text:p text:style-name="P42">Estonian – speaking – very good, reading – very good, writing – very go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t" fo:country="E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t" fo:country="EE"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hyphenation-ladder-count="no-limit"/>
      <style:text-properties style:font-name="MS Sans Serif" fo:font-size="10pt" fo:language="en" fo:country="GB" style:font-name-asian="Times New Roman" style:font-size-asian="10pt" style:language-asian="ar" style:country-asian="SA" style:font-name-complex="Times New Roman" style:font-size-complex="10pt" style:language-complex="ar" style:country-complex="SA" fo:hyphenate="false" fo:hyphenation-remain-char-count="0" fo:hyphenation-push-char-count="0"/>
    </style:style>
    <style:style style:name="Normaallaad"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oend" style:family="paragraph" style:parent-style-name="Text_20_body">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loext:contextual-spacing="false" fo:margin-left="5.08cm" fo:margin-right="0cm" fo:margin-top="0cm" fo:margin-bottom="0cm" fo:hyphenation-ladder-count="no-limit" fo:text-indent="0cm" style:auto-text-indent="false" fo:keep-with-next="always">
        <style:tab-stops>
          <style:tab-stop style:position="0cm"/>
        </style:tab-stops>
      </style:paragraph-properties>
      <style:text-properties style:font-name="Times" fo:font-size="12pt" fo:font-weight="bold" style:font-size-asian="12pt" style:font-weight-asian="bold" style:font-name-complex="Times" fo:hyphenate="false" fo:hyphenation-remain-char-count="0" fo:hyphenation-push-char-count="0"/>
    </style:style>
    <style:style style:name="Plokktekst" style:family="paragraph" style:parent-style-name="Standard">
      <style:paragraph-properties loext:contextual-spacing="false" fo:margin-left="4.501cm" fo:margin-right="-0.762cm" fo:margin-top="0cm" fo:margin-bottom="0cm" fo:hyphenation-ladder-count="no-limit" fo:text-indent="-4.56cm" style:auto-text-indent="false">
        <style:tab-stops/>
      </style:paragraph-properties>
      <style:text-properties style:font-name="Times" fo:font-size="12pt" style:font-size-asian="12pt" style:font-name-complex="Times" fo:hyphenate="false" fo:hyphenation-remain-char-count="0" fo:hyphenation-push-char-count="0"/>
    </style:style>
    <style:style style:name="Normal_20__2b__20_Space_20_After" style:display-name="Normal + Space After" style:family="paragraph" style:parent-style-name="Standard">
      <style:paragraph-properties loext:contextual-spacing="false" fo:margin-top="0cm" fo:margin-bottom="0.141cm" fo:hyphenation-ladder-count="no-limit"/>
      <style:text-properties style:font-name="Garamond" fo:font-size="10.5pt" style:font-size-asian="10.5pt" style:font-name-complex="Garamond" style:font-size-complex="10.5pt" fo:hyphenate="false" fo:hyphenation-remain-char-count="0" fo:hyphenation-push-char-count="0"/>
    </style:style>
    <style:style style:name="ecxmsonormal" style:family="paragraph" style:parent-style-name="Standard">
      <style:paragraph-properties loext:contextual-spacing="false" fo:margin-top="0.176cm" fo:margin-bottom="0.176cm" fo:hyphenation-ladder-count="no-limit"/>
      <style:text-properties style:font-name="Times New Roman" fo:font-size="12pt" style:font-size-asian="12pt" style:font-size-complex="12pt" fo:hyphenate="false" fo:hyphenation-remain-char-count="0" fo:hyphenation-push-char-count="0"/>
    </style:style>
    <style:style style:name="Loendi_20_lõik" style:display-name="Loendi lõik" style:family="paragraph" style:parent-style-name="Standard">
      <style:paragraph-properties loext:contextual-spacing="false"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Lõigu_20_vaikefont" style:display-name="Lõigu vaike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ru" fo:country="RU" style:font-name-complex="Times New 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line-through-style="none" style:font-name="Symbol" fo:language="et" fo:country="EE"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fo:language="en" fo:country="US" style:font-name-complex="OpenSymbol"/>
    </style:style>
    <style:style style:name="WW8Num8z0" style:family="text">
      <style:text-properties style:font-name="Symbol" fo:language="en" fo:country="US" style:font-name-complex="OpenSymbol"/>
    </style:style>
    <style:style style:name="WW8Num9z0" style:family="text">
      <style:text-properties style:text-line-through-style="none" style:font-name="Symbol" style:font-name-complex="OpenSymbol"/>
    </style:style>
    <style:style style:name="WW8Num10z0" style:family="text">
      <style:text-properties style:text-line-through-style="none"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Heading_20_4_20_Char" style:display-name="Heading 4 Char" style:family="text" style:parent-style-name="Lõigu_20_vaikefont">
      <style:text-properties style:font-name="Times" fo:font-size="12pt" fo:language="en" fo:country="GB" fo:font-weight="bold" style:font-name-asian="Times New Roman" style:font-size-asian="12pt" style:language-asian="ar" style:country-asian="SA" style:font-weight-asian="bold" style:font-name-complex="Times" style:font-size-complex="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fo:font-size="12pt" style:font-size-asian="12pt" style:font-name-complex="Symbol" style:font-size-complex="12pt"/>
    </style:style>
    <style:style style:name="WW_5f_CharLFO3LVL1" style:display-name="WW_CharLFO3LVL1" style:family="text">
      <style:text-properties fo:language="ru" fo:country="RU" style:font-name-complex="Times New Roman"/>
    </style:style>
    <style:style style:name="WW_5f_CharLFO4LVL1" style:display-name="WW_CharLFO4LVL1" style:family="text">
      <style:text-properties style:text-line-through-style="none" style:font-name="Symbol" fo:language="et" fo:country="EE" style:font-name-complex="OpenSymbol"/>
    </style:style>
    <style:style style:name="WW_5f_CharLFO4LVL2" style:display-name="WW_CharLFO4LVL2" style:family="text">
      <style:text-properties style:text-line-through-style="none" style:font-name="Symbol" fo:language="et" fo:country="EE" style:font-name-complex="OpenSymbol"/>
    </style:style>
    <style:style style:name="WW_5f_CharLFO4LVL3" style:display-name="WW_CharLFO4LVL3" style:family="text">
      <style:text-properties style:text-line-through-style="none" style:font-name="Symbol" fo:language="et" fo:country="EE" style:font-name-complex="OpenSymbol"/>
    </style:style>
    <style:style style:name="WW_5f_CharLFO4LVL4" style:display-name="WW_CharLFO4LVL4" style:family="text">
      <style:text-properties style:text-line-through-style="none" style:font-name="Symbol" fo:language="et" fo:country="EE" style:font-name-complex="OpenSymbol"/>
    </style:style>
    <style:style style:name="WW_5f_CharLFO4LVL5" style:display-name="WW_CharLFO4LVL5" style:family="text">
      <style:text-properties style:text-line-through-style="none" style:font-name="Symbol" fo:language="et" fo:country="EE" style:font-name-complex="OpenSymbol"/>
    </style:style>
    <style:style style:name="WW_5f_CharLFO4LVL6" style:display-name="WW_CharLFO4LVL6" style:family="text">
      <style:text-properties style:text-line-through-style="none" style:font-name="Symbol" fo:language="et" fo:country="EE" style:font-name-complex="OpenSymbol"/>
    </style:style>
    <style:style style:name="WW_5f_CharLFO4LVL7" style:display-name="WW_CharLFO4LVL7" style:family="text">
      <style:text-properties style:text-line-through-style="none" style:font-name="Symbol" fo:language="et" fo:country="EE" style:font-name-complex="OpenSymbol"/>
    </style:style>
    <style:style style:name="WW_5f_CharLFO4LVL8" style:display-name="WW_CharLFO4LVL8" style:family="text">
      <style:text-properties style:text-line-through-style="none" style:font-name="Symbol" fo:language="et" fo:country="EE" style:font-name-complex="OpenSymbol"/>
    </style:style>
    <style:style style:name="WW_5f_CharLFO4LVL9" style:display-name="WW_CharLFO4LVL9" style:family="text">
      <style:text-properties style:text-line-through-style="none" style:font-name="Symbol" fo:language="et" fo:country="EE"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Symbol" style:font-name-complex="OpenSymbol"/>
    </style:style>
    <style:style style:name="WW_5f_CharLFO5LVL3" style:display-name="WW_CharLFO5LVL3" style:family="text">
      <style:text-properties style:font-name="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Symbol" style:font-name-complex="OpenSymbol"/>
    </style:style>
    <style:style style:name="WW_5f_CharLFO5LVL6" style:display-name="WW_CharLFO5LVL6" style:family="text">
      <style:text-properties style:font-name="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Symbol" style:font-name-complex="OpenSymbol"/>
    </style:style>
    <style:style style:name="WW_5f_CharLFO5LVL9" style:display-name="WW_CharLFO5LVL9" style:family="text">
      <style:text-properties style:font-name="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fo:language="en" fo:country="US" style:font-name-complex="OpenSymbol"/>
    </style:style>
    <style:style style:name="WW_5f_CharLFO7LVL2" style:display-name="WW_CharLFO7LVL2" style:family="text">
      <style:text-properties style:font-name="Symbol" fo:language="en" fo:country="US" style:font-name-complex="OpenSymbol"/>
    </style:style>
    <style:style style:name="WW_5f_CharLFO7LVL3" style:display-name="WW_CharLFO7LVL3" style:family="text">
      <style:text-properties style:font-name="Symbol" fo:language="en" fo:country="US" style:font-name-complex="OpenSymbol"/>
    </style:style>
    <style:style style:name="WW_5f_CharLFO7LVL4" style:display-name="WW_CharLFO7LVL4" style:family="text">
      <style:text-properties style:font-name="Symbol" fo:language="en" fo:country="US" style:font-name-complex="OpenSymbol"/>
    </style:style>
    <style:style style:name="WW_5f_CharLFO7LVL5" style:display-name="WW_CharLFO7LVL5" style:family="text">
      <style:text-properties style:font-name="Symbol" fo:language="en" fo:country="US" style:font-name-complex="OpenSymbol"/>
    </style:style>
    <style:style style:name="WW_5f_CharLFO7LVL6" style:display-name="WW_CharLFO7LVL6" style:family="text">
      <style:text-properties style:font-name="Symbol" fo:language="en" fo:country="US" style:font-name-complex="OpenSymbol"/>
    </style:style>
    <style:style style:name="WW_5f_CharLFO7LVL7" style:display-name="WW_CharLFO7LVL7" style:family="text">
      <style:text-properties style:font-name="Symbol" fo:language="en" fo:country="US" style:font-name-complex="OpenSymbol"/>
    </style:style>
    <style:style style:name="WW_5f_CharLFO7LVL8" style:display-name="WW_CharLFO7LVL8" style:family="text">
      <style:text-properties style:font-name="Symbol" fo:language="en" fo:country="US" style:font-name-complex="OpenSymbol"/>
    </style:style>
    <style:style style:name="WW_5f_CharLFO7LVL9" style:display-name="WW_CharLFO7LVL9" style:family="text">
      <style:text-properties style:font-name="Symbol" fo:language="en" fo:country="US" style:font-name-complex="OpenSymbol"/>
    </style:style>
    <style:style style:name="WW_5f_CharLFO8LVL1" style:display-name="WW_CharLFO8LVL1" style:family="text">
      <style:text-properties style:font-name="Symbol" fo:language="en" fo:country="US" style:font-name-complex="OpenSymbol"/>
    </style:style>
    <style:style style:name="WW_5f_CharLFO8LVL2" style:display-name="WW_CharLFO8LVL2" style:family="text">
      <style:text-properties style:font-name="Symbol" fo:language="en" fo:country="US" style:font-name-complex="OpenSymbol"/>
    </style:style>
    <style:style style:name="WW_5f_CharLFO8LVL3" style:display-name="WW_CharLFO8LVL3" style:family="text">
      <style:text-properties style:font-name="Symbol" fo:language="en" fo:country="US" style:font-name-complex="OpenSymbol"/>
    </style:style>
    <style:style style:name="WW_5f_CharLFO8LVL4" style:display-name="WW_CharLFO8LVL4" style:family="text">
      <style:text-properties style:font-name="Symbol" fo:language="en" fo:country="US" style:font-name-complex="OpenSymbol"/>
    </style:style>
    <style:style style:name="WW_5f_CharLFO8LVL5" style:display-name="WW_CharLFO8LVL5" style:family="text">
      <style:text-properties style:font-name="Symbol" fo:language="en" fo:country="US" style:font-name-complex="OpenSymbol"/>
    </style:style>
    <style:style style:name="WW_5f_CharLFO8LVL6" style:display-name="WW_CharLFO8LVL6" style:family="text">
      <style:text-properties style:font-name="Symbol" fo:language="en" fo:country="US" style:font-name-complex="OpenSymbol"/>
    </style:style>
    <style:style style:name="WW_5f_CharLFO8LVL7" style:display-name="WW_CharLFO8LVL7" style:family="text">
      <style:text-properties style:font-name="Symbol" fo:language="en" fo:country="US" style:font-name-complex="OpenSymbol"/>
    </style:style>
    <style:style style:name="WW_5f_CharLFO8LVL8" style:display-name="WW_CharLFO8LVL8" style:family="text">
      <style:text-properties style:font-name="Symbol" fo:language="en" fo:country="US" style:font-name-complex="OpenSymbol"/>
    </style:style>
    <style:style style:name="WW_5f_CharLFO8LVL9" style:display-name="WW_CharLFO8LVL9" style:family="text">
      <style:text-properties style:font-name="Symbol" fo:language="en" fo:country="US" style:font-name-complex="OpenSymbol"/>
    </style:style>
    <style:style style:name="WW_5f_CharLFO9LVL1" style:display-name="WW_CharLFO9LVL1" style:family="text">
      <style:text-properties style:text-line-through-style="none" style:font-name="Symbol" style:font-name-complex="OpenSymbol"/>
    </style:style>
    <style:style style:name="WW_5f_CharLFO9LVL2" style:display-name="WW_CharLFO9LVL2" style:family="text">
      <style:text-properties style:text-line-through-style="none" style:font-name="Symbol" style:font-name-complex="OpenSymbol"/>
    </style:style>
    <style:style style:name="WW_5f_CharLFO9LVL3" style:display-name="WW_CharLFO9LVL3" style:family="text">
      <style:text-properties style:text-line-through-style="none" style:font-name="Symbol" style:font-name-complex="OpenSymbol"/>
    </style:style>
    <style:style style:name="WW_5f_CharLFO9LVL4" style:display-name="WW_CharLFO9LVL4" style:family="text">
      <style:text-properties style:text-line-through-style="none" style:font-name="Symbol" style:font-name-complex="OpenSymbol"/>
    </style:style>
    <style:style style:name="WW_5f_CharLFO9LVL5" style:display-name="WW_CharLFO9LVL5" style:family="text">
      <style:text-properties style:text-line-through-style="none" style:font-name="Symbol" style:font-name-complex="OpenSymbol"/>
    </style:style>
    <style:style style:name="WW_5f_CharLFO9LVL6" style:display-name="WW_CharLFO9LVL6" style:family="text">
      <style:text-properties style:text-line-through-style="none" style:font-name="Symbol" style:font-name-complex="OpenSymbol"/>
    </style:style>
    <style:style style:name="WW_5f_CharLFO9LVL7" style:display-name="WW_CharLFO9LVL7" style:family="text">
      <style:text-properties style:text-line-through-style="none" style:font-name="Symbol" style:font-name-complex="OpenSymbol"/>
    </style:style>
    <style:style style:name="WW_5f_CharLFO9LVL8" style:display-name="WW_CharLFO9LVL8" style:family="text">
      <style:text-properties style:text-line-through-style="none" style:font-name="Symbol" style:font-name-complex="OpenSymbol"/>
    </style:style>
    <style:style style:name="WW_5f_CharLFO9LVL9" style:display-name="WW_CharLFO9LVL9" style:family="text">
      <style:text-properties style:text-line-through-style="none" style:font-name="Symbol" style:font-name-complex="OpenSymbol"/>
    </style:style>
    <style:style style:name="WW_5f_CharLFO10LVL1" style:display-name="WW_CharLFO10LVL1" style:family="text">
      <style:text-properties style:text-line-through-style="none" style:font-name="Symbol" style:font-name-complex="OpenSymbol"/>
    </style:style>
    <style:style style:name="WW_5f_CharLFO10LVL2" style:display-name="WW_CharLFO10LVL2" style:family="text">
      <style:text-properties style:text-line-through-style="none" style:font-name="Symbol" style:font-name-complex="OpenSymbol"/>
    </style:style>
    <style:style style:name="WW_5f_CharLFO10LVL3" style:display-name="WW_CharLFO10LVL3" style:family="text">
      <style:text-properties style:text-line-through-style="none" style:font-name="Symbol" style:font-name-complex="OpenSymbol"/>
    </style:style>
    <style:style style:name="WW_5f_CharLFO10LVL4" style:display-name="WW_CharLFO10LVL4" style:family="text">
      <style:text-properties style:text-line-through-style="none" style:font-name="Symbol" style:font-name-complex="OpenSymbol"/>
    </style:style>
    <style:style style:name="WW_5f_CharLFO10LVL5" style:display-name="WW_CharLFO10LVL5" style:family="text">
      <style:text-properties style:text-line-through-style="none" style:font-name="Symbol" style:font-name-complex="OpenSymbol"/>
    </style:style>
    <style:style style:name="WW_5f_CharLFO10LVL6" style:display-name="WW_CharLFO10LVL6" style:family="text">
      <style:text-properties style:text-line-through-style="none" style:font-name="Symbol" style:font-name-complex="OpenSymbol"/>
    </style:style>
    <style:style style:name="WW_5f_CharLFO10LVL7" style:display-name="WW_CharLFO10LVL7" style:family="text">
      <style:text-properties style:text-line-through-style="none" style:font-name="Symbol" style:font-name-complex="OpenSymbol"/>
    </style:style>
    <style:style style:name="WW_5f_CharLFO10LVL8" style:display-name="WW_CharLFO10LVL8" style:family="text">
      <style:text-properties style:text-line-through-style="none" style:font-name="Symbol" style:font-name-complex="OpenSymbol"/>
    </style:style>
    <style:style style:name="WW_5f_CharLFO10LVL9" style:display-name="WW_CharLFO10LVL9" style:family="text">
      <style:text-properties style:text-line-through-style="none" style:font-name="Symbol" style:font-name-complex="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Symbol" style:font-name-complex="OpenSymbol"/>
    </style:style>
    <style:style style:name="WW_5f_CharLFO11LVL3" style:display-name="WW_CharLFO11LVL3" style:family="text">
      <style:text-properties style:font-name="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Symbol" style:font-name-complex="OpenSymbol"/>
    </style:style>
    <style:style style:name="WW_5f_CharLFO11LVL6" style:display-name="WW_CharLFO11LVL6" style:family="text">
      <style:text-properties style:font-name="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Symbol" style:font-name-complex="OpenSymbol"/>
    </style:style>
    <style:style style:name="WW_5f_CharLFO11LVL9" style:display-name="WW_CharLFO11LVL9" style:family="text">
      <style:text-properties style:font-name="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Symbol"/>
      </text:list-level-style-bullet>
      <text:list-level-style-bullet text:level="3" text:style-name="WW_5f_CharLFO7LVL3" text:bullet-char="">
        <style:list-level-properties/>
        <style:text-properties style:font-name="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Symbol"/>
      </text:list-level-style-bullet>
      <text:list-level-style-bullet text:level="6" text:style-name="WW_5f_CharLFO7LVL6" text:bullet-char="">
        <style:list-level-properties/>
        <style:text-properties style:font-name="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Symbol"/>
      </text:list-level-style-bullet>
      <text:list-level-style-bullet text:level="9" text:style-name="WW_5f_CharLFO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bullet text:level="3" text:style-name="WW_5f_CharLFO8LVL3" text:bullet-char="">
        <style:list-level-properties/>
        <style:text-properties style:font-name="Symbol"/>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
        <style:list-level-properties/>
        <style:text-properties style:font-name="Symbol"/>
      </text:list-level-style-bullet>
      <text:list-level-style-bullet text:level="6" text:style-name="WW_5f_CharLFO8LVL6" text:bullet-char="">
        <style:list-level-properties/>
        <style:text-properties style:font-name="Symbol"/>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
        <style:list-level-properties/>
        <style:text-properties style:font-name="Symbol"/>
      </text:list-level-style-bullet>
      <text:list-level-style-bullet text:level="9" text:style-name="WW_5f_CharLFO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Symbol"/>
      </text:list-level-style-bullet>
      <text:list-level-style-bullet text:level="6" text:style-name="WW_5f_CharLFO9LVL6" text:bullet-char="">
        <style:list-level-properties/>
        <style:text-properties style:font-name="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Symbol"/>
      </text:list-level-style-bullet>
      <text:list-level-style-bullet text:level="9" text:style-name="WW_5f_CharLFO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Symbol"/>
      </text:list-level-style-bullet>
      <text:list-level-style-bullet text:level="3" text:style-name="WW_5f_CharLFO10LVL3" text:bullet-char="">
        <style:list-level-properties/>
        <style:text-properties style:font-name="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Symbol"/>
      </text:list-level-style-bullet>
      <text:list-level-style-bullet text:level="6" text:style-name="WW_5f_CharLFO10LVL6" text:bullet-char="">
        <style:list-level-properties/>
        <style:text-properties style:font-name="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Symbol"/>
      </text:list-level-style-bullet>
      <text:list-level-style-bullet text:level="9" text:style-name="WW_5f_CharLFO1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initial-creator>Урмас</meta:initial-creator>
    <meta:creation-date>2014-06-17T09:22:00Z</meta:creation-date>
    <dc:date>2022-06-22T13:42:37.83</dc:date>
    <meta:editing-cycles>15</meta:editing-cycles>
    <meta:editing-duration>PT29M10S</meta:editing-duration>
    <meta:document-statistic meta:table-count="0" meta:image-count="1" meta:object-count="0" meta:page-count="4" meta:paragraph-count="91" meta:word-count="1022" meta:character-count="6950"/>
    <meta:user-defined meta:name="AppVersion">14.0000</meta:user-defined>
    <meta:user-defined meta:name="Company">North Lanarkshire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V_English_Urmas_Repinski_17.10.2015.odt/Normal"/>
  </office:meta>
</office:document-meta>
</file>